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44cd" officeooo:paragraph-rsid="001444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jvjsdfndnjfwfkawejhfaejfhihfirh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2:49:36.550904682</meta:creation-date>
    <dc:date>2019-04-04T12:49:57.101593874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33" meta:non-whitespace-character-count="33"/>
    <meta:generator>LibreOffice/4.2.8.2$Linux_X86_64 LibreOffice_project/420m0$Build-2</meta:generator>
  </office:meta>
</office:document-meta>
</file>